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11e0fd" officeooo:paragraph-rsid="0011e0f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officeooo:rsid="0011e0fd" officeooo:paragraph-rsid="0011e0fd"/>
    </style:style>
    <style:style style:name="P3" style:family="paragraph" style:parent-style-name="Standard" style:list-style-name="L2">
      <style:text-properties style:font-name="Arial" officeooo:rsid="00139c0c" officeooo:paragraph-rsid="00139c0c"/>
    </style:style>
    <style:style style:name="P4" style:family="paragraph" style:parent-style-name="Standard">
      <style:text-properties style:font-name="Arial" officeooo:rsid="00139c0c" officeooo:paragraph-rsid="00139c0c"/>
    </style:style>
    <style:style style:name="P5" style:family="paragraph" style:parent-style-name="Standard" style:list-style-name="L2">
      <style:paragraph-properties>
        <style:tab-stops>
          <style:tab-stop style:position="13.758cm"/>
        </style:tab-stops>
      </style:paragraph-properties>
      <style:text-properties style:font-name="Arial" officeooo:rsid="00139c0c" officeooo:paragraph-rsid="00139c0c"/>
    </style:style>
    <style:style style:name="P6" style:family="paragraph" style:parent-style-name="Standard" style:list-style-name="L2">
      <style:text-properties style:font-name="Arial" officeooo:rsid="00165c59" officeooo:paragraph-rsid="00165c59"/>
    </style:style>
    <style:style style:name="P7" style:family="paragraph" style:parent-style-name="Standard">
      <style:text-properties style:font-name="Arial" officeooo:rsid="00165c59" officeooo:paragraph-rsid="00165c59"/>
    </style:style>
    <style:style style:name="P8" style:family="paragraph" style:parent-style-name="Standard">
      <style:paragraph-properties>
        <style:tab-stops>
          <style:tab-stop style:position="13.758cm"/>
        </style:tab-stops>
      </style:paragraph-properties>
      <style:text-properties style:font-name="Arial" officeooo:rsid="00194a45" officeooo:paragraph-rsid="00194a45"/>
    </style:style>
    <style:style style:name="P9" style:family="paragraph" style:parent-style-name="Standard">
      <style:paragraph-properties>
        <style:tab-stops>
          <style:tab-stop style:position="13.758cm"/>
        </style:tab-stops>
      </style:paragraph-properties>
      <style:text-properties style:font-name="Arial" officeooo:rsid="001d05a4" officeooo:paragraph-rsid="001d05a4"/>
    </style:style>
    <style:style style:name="P10" style:family="paragraph" style:parent-style-name="Standard">
      <style:text-properties style:font-name="Arial" officeooo:rsid="001fa881" officeooo:paragraph-rsid="001fa881"/>
    </style:style>
    <style:style style:name="P11" style:family="paragraph" style:parent-style-name="Standard">
      <style:text-properties style:font-name="Arial" officeooo:rsid="002429ea" officeooo:paragraph-rsid="002429ea"/>
    </style:style>
    <style:style style:name="P12" style:family="paragraph" style:parent-style-name="Standard">
      <style:text-properties style:font-name="Arial" officeooo:rsid="00247d55" officeooo:paragraph-rsid="00247d55"/>
    </style:style>
    <style:style style:name="P13" style:family="paragraph" style:parent-style-name="Standard">
      <style:text-properties style:font-name="Arial" officeooo:rsid="0028df50" officeooo:paragraph-rsid="0028df50"/>
    </style:style>
    <style:style style:name="P14" style:family="paragraph" style:parent-style-name="Standard" style:list-style-name="L2">
      <style:text-properties fo:color="#c9211e" loext:opacity="100%" style:font-name="Arial" officeooo:rsid="00139c0c" officeooo:paragraph-rsid="00139c0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dbae2"/>
    </style:style>
    <style:style style:name="T4" style:family="text">
      <style:text-properties officeooo:rsid="00202ce6"/>
    </style:style>
    <style:style style:name="T5" style:family="text">
      <style:text-properties officeooo:rsid="0021596f"/>
    </style:style>
    <style:style style:name="T6" style:family="text">
      <style:text-properties officeooo:rsid="0021e55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5350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o Capítulo 1</text:p>
      <text:p text:style-name="P2"/>
      <text:list xml:id="list1667462195" text:style-name="L2">
        <text:list-item>
          <text:p text:style-name="P5">O que é bytecode e por que <text:span text:style-name="T3">ele</text:span> é importante para o uso de Java em programação na Internet?</text:p>
        </text:list-item>
      </text:list>
      <text:p text:style-name="P8">Resposta:</text:p>
      <text:p text:style-name="P9">O <text:span text:style-name="T1">bytecode</text:span> é um conjunto de instruções otimizadas para serem executadas pelo sistema de tempo de execução Java, que se chama Máquina Virtual Java (JVM, Java Virtual Machine). Na verdade a JVM originalmente foi projetada como um interpretador de <text:span text:style-name="T1">bytecode.</text:span><text:span text:style-name="T2"> Podemos dizer que é o código intermediário entre o código fonte e a linguagem de máquina. </text:span></text:p>
      <text:p text:style-name="P8"/>
      <text:p text:style-name="P4"/>
      <text:p text:style-name="P4"/>
      <text:list xml:id="list161851422586920" text:continue-numbering="true" text:style-name="L2">
        <text:list-item>
          <text:p text:style-name="P3">Quais são os três princípios básicos da programação orientada a objetos?</text:p>
        </text:list-item>
      </text:list>
      <text:p text:style-name="P4"/>
      <text:p text:style-name="P4"/>
      <text:list xml:id="list161851832864982" text:continue-numbering="true" text:style-name="L2">
        <text:list-item>
          <text:p text:style-name="P3">Onde os programas Java começam a ser executados?</text:p>
        </text:list-item>
      </text:list>
      <text:p text:style-name="P4"/>
      <text:p text:style-name="P4"/>
      <text:list xml:id="list161851413957056" text:continue-numbering="true" text:style-name="L2">
        <text:list-item>
          <text:p text:style-name="P3">O que é uma variável?</text:p>
        </text:list-item>
      </text:list>
      <text:p text:style-name="P11">Resposta:</text:p>
      <text:p text:style-name="P11">Uma variável é um espaço reservado na memória ao qual pode ser atribuído um valor.</text:p>
      <text:p text:style-name="P4"/>
      <text:p text:style-name="P4"/>
      <text:list xml:id="list161852662025243" text:continue-numbering="true" text:style-name="L2">
        <text:list-item>
          <text:p text:style-name="P3">Qual dos nomes de variável a seguir é inválido?</text:p>
          <text:list>
            <text:list-item>
              <text:p text:style-name="P3"><text:s/>Count</text:p>
            </text:list-item>
          </text:list>
        </text:list-item>
      </text:list>
      <text:p text:style-name="P4"/>
      <text:list xml:id="list161851424505135" text:continue-numbering="true" text:style-name="L2">
        <text:list-item>
          <text:list>
            <text:list-item>
              <text:p text:style-name="P3">$count</text:p>
            </text:list-item>
          </text:list>
        </text:list-item>
      </text:list>
      <text:p text:style-name="P4"/>
      <text:list xml:id="list161851300312951" text:continue-numbering="true" text:style-name="L2">
        <text:list-item>
          <text:list>
            <text:list-item>
              <text:p text:style-name="P3">count27</text:p>
            </text:list-item>
          </text:list>
        </text:list-item>
      </text:list>
      <text:p text:style-name="P4"/>
      <text:list xml:id="list161851391430658" text:continue-numbering="true" text:style-name="L2">
        <text:list-item>
          <text:list>
            <text:list-item>
              <text:p text:style-name="P14">67count: <text:span text:style-name="T6">Um identificador de variável não pode começar com número.</text:span></text:p>
            </text:list-item>
          </text:list>
        </text:list-item>
      </text:list>
      <text:p text:style-name="P4"/>
      <text:p text:style-name="P4"/>
      <text:list xml:id="list161852320846568" text:continue-numbering="true" text:style-name="L2">
        <text:list-item>
          <text:p text:style-name="P6">Como se cria um comentário de linha única? E um comentário de várias linhas?</text:p>
        </text:list-item>
      </text:list>
      <text:p text:style-name="P10">Resposta:</text:p>
      <text:p text:style-name="P10">Para comentário de linha única adicionamos <text:span text:style-name="T1">“duas barras”</text:span> no começo da linha <text:span text:style-name="T4">(</text:span>//<text:span text:style-name="T4">)</text:span>. Para comentário de várias linhas adicionamos <text:span text:style-name="T1">“barra + asterisco”</text:span> na primeira linha a ser comentada <text:span text:style-name="T5">(</text:span>/*<text:span text:style-name="T5">)</text:span>e depois <text:span text:style-name="T1">“asterisco + barra”</text:span> <text:span text:style-name="T4">(*/)</text:span> na última linha comentada</text:p>
      <text:p text:style-name="P7"/>
      <text:p text:style-name="P7"/>
      <text:list xml:id="list161852297528033" text:continue-numbering="true" text:style-name="L2">
        <text:list-item>
          <text:p text:style-name="P6">Mostre a forma geral da instrução <text:span text:style-name="T7">if</text:span>. Mostre também a do laço <text:span text:style-name="T7">for</text:span>.</text:p>
        </text:list-item>
      </text:list>
      <text:p text:style-name="P12">Resposta:</text:p>
      <text:p text:style-name="P12"><text:tab/><text:tab/>if (condição) instrução;</text:p>
      <text:p text:style-name="P12"><text:tab/><text:tab/><text:span text:style-name="T8">Ex: if ( 10 &lt; 11) System.out.println(“10 é menor que 11.”);</text:span></text:p>
      <text:p text:style-name="P12"/>
      <text:p text:style-name="P12"><text:tab/><text:tab/>for (inicialização; condição; iteração) instrução;</text:p>
      <text:p text:style-name="P12"><text:tab/><text:tab/><text:span text:style-name="T8">Ex: for (count = 0; count &lt; 5; count = count ++)</text:span></text:p>
      <text:p text:style-name="P12"/>
      <text:p text:style-name="P12"/>
      <text:p text:style-name="P7"/>
      <text:p text:style-name="P7"/>
      <text:list xml:id="list161851778120745" text:continue-numbering="true" text:style-name="L2">
        <text:list-item>
          <text:p text:style-name="P6"><text:soft-page-break/>Como se cria um bloco de código?</text:p>
        </text:list-item>
      </text:list>
      <text:p text:style-name="P13">Resposta:</text:p>
      <text:p text:style-name="P13">Um bloco de código é criado com a inclusão das instruções entre chaves.</text:p>
      <text:p text:style-name="P13"><text:tab/>Ex.:</text:p>
      <text:p text:style-name="P13"><text:tab/><text:tab/>if ( w &lt; h) {</text:p>
      <text:p text:style-name="P13"><text:tab/><text:tab/><text:tab/>v = w * h;</text:p>
      <text:p text:style-name="P13"><text:tab/><text:tab/><text:tab/>w = 0;</text:p>
      <text:p text:style-name="P13"><text:tab/><text:tab/>}</text:p>
      <text:p text:style-name="P7"/>
      <text:p text:style-name="P7"/>
      <text:list xml:id="list161852629415082" text:continue-numbering="true" text:style-name="L2">
        <text:list-item>
          <text:p text:style-name="P6">A gravidade de Lua é cerca de 17% a da Terra. Crie um programa que calcule seu peso na lua.</text:p>
        </text:list-item>
      </text:list>
      <text:p text:style-name="P7"/>
      <text:p text:style-name="P7"/>
      <text:p text:style-name="P7"/>
      <text:p text:style-name="P7"/>
      <text:list xml:id="list161851065008846" text:continue-numbering="true" text:style-name="L2">
        <text:list-item>
          <text:p text:style-name="P6">Adapte o código da seção Tente isto 1 – 2 para que ele exiba uma tabela de conversões de polegadas para metros. Exiba 12 pés de conversões, polegada a polegada. Gere uma linha em branco a cada 12 polegadas. (Um metro é igual à aproximadamente 39.37 polegadas).</text:p>
        </text:list-item>
      </text:list>
      <text:p text:style-name="P7"/>
      <text:p text:style-name="P7"/>
      <text:list xml:id="list161850931372399" text:continue-numbering="true" text:style-name="L2">
        <text:list-item>
          <text:p text:style-name="P6">Se você cometer um engano na digitação ao inserir seu programa, isso vai resultar em que tipo de erro?</text:p>
        </text:list-item>
      </text:list>
      <text:p text:style-name="P7"/>
      <text:p text:style-name="P7"/>
      <text:list xml:id="list161851272440737" text:continue-numbering="true" text:style-name="L2">
        <text:list-item>
          <text:p text:style-name="P6">É importante o local onde inserimos uma instrução em uma linha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14:43:14.681000000</meta:creation-date>
    <dc:date>2022-05-22T16:18:17.854000000</dc:date>
    <meta:editing-duration>PT1H10M20S</meta:editing-duration>
    <meta:editing-cycles>19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35" meta:word-count="389" meta:character-count="2128" meta:non-whitespace-character-count="1768"/>
  </office:meta>
</office:document-meta>
</file>